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5.55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ingetragener Kaufmann und OH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on Marvin Köni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grüßung</text:p>
              </text:list-item>
              <text:list-item>
                <text:p>Deckblatt</text:p>
              </text:list-item>
              <text:list-item>
                <text:p>Gliederung</text:p>
              </text:list-item>
              <text:list-item>
                <text:p>Inhalt</text:p>
              </text:list-item>
              <text:list-item>
                <text:p>Ende</text:p>
              </text:list-item>
              <text:list-item>
                <text:p>Fragen</text:p>
              </text:list-item>
              <text:list-item>
                <text:p>Feedb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draw:frame presentation:style-name="pr5" draw:layer="layout" svg:width="25.199cm" svg:height="3.506cm" svg:x="1.4cm" svg:y="0.837cm" presentation:class="title">
          <draw:text-box>
            <text:p>Gründung</text:p>
          </draw:text-box>
        </draw:frame>
        <draw:frame presentation:style-name="pr6" draw:layer="layout" svg:width="12.297cm" svg:height="2.686cm" svg:x="1.4cm" svg:y="4.914cm" presentation:class="outline" presentation:user-transformed="true">
          <draw:text-box>
            <text:list text:style-name="L3">
              <text:list-header>
                <text:p>Eingetragener Kaufmann</text:p>
              </text:list-header>
            </text:list>
          </draw:text-box>
        </draw:frame>
        <draw:frame presentation:style-name="pr6" draw:layer="layout" svg:width="12.297cm" svg:height="2.686cm" svg:x="14.313cm" svg:y="4.914cm" presentation:class="outline" presentation:user-transformed="true">
          <draw:text-box>
            <text:list text:style-name="L3">
              <text:list-header>
                <text:p>OHG</text:p>
              </text:list-header>
            </text:list>
          </draw:text-box>
        </draw:frame>
        <draw:frame presentation:style-name="pr6" draw:layer="layout" svg:width="12.297cm" svg:height="5.809cm" svg:x="14.303cm" svg:y="8cm" presentation:class="outline" presentation:placeholder="true" presentation:user-transformed="true">
          <draw:text-box/>
        </draw:frame>
        <draw:frame presentation:style-name="pr6" draw:layer="layout" svg:width="12.297cm" svg:height="5.809cm" svg:x="1.4cm" svg:y="8cm" presentation:class="outline" presentation:user-transformed="true">
          <draw:text-box>
            <text:list text:style-name="L3">
              <text:list-item>
                <text:p>Eintrag ins Handelsregister</text:p>
                <text:list>
                  <text:list-item>
                    <text:p>Firmenzusatz (e. Kfm., e. Kfr, e. K.)</text:p>
                  </text:list-item>
                </text:list>
              </text:list-item>
              <text:list-item>
                <text:p>Einzelunternehmer {keine Partner, bestimmende oder stille Teilhaber)</text:p>
                <text:list>
                  <text:list-item>
                    <text:p>Geschäftspartner =&gt; (umfirmieren) Personengesellschaft oder Handelsgesellsc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draw:frame presentation:style-name="pr5" draw:layer="layout" svg:width="25.199cm" svg:height="3.506cm" svg:x="1.4cm" svg:y="0.837cm" presentation:class="title">
          <draw:text-box>
            <text:p>Vorteile</text:p>
          </draw:text-box>
        </draw:frame>
        <draw:frame presentation:style-name="pr6" draw:layer="layout" svg:width="12.297cm" svg:height="2.686cm" svg:x="1.4cm" svg:y="4.914cm" presentation:class="outline" presentation:user-transformed="true">
          <draw:text-box>
            <text:list text:style-name="L3">
              <text:list-header>
                <text:p>Eingetragener Kaufmann</text:p>
              </text:list-header>
            </text:list>
          </draw:text-box>
        </draw:frame>
        <draw:frame presentation:style-name="pr6" draw:layer="layout" svg:width="12.297cm" svg:height="2.686cm" svg:x="14.313cm" svg:y="4.914cm" presentation:class="outline" presentation:user-transformed="true">
          <draw:text-box>
            <text:list text:style-name="L3">
              <text:list-header>
                <text:p>OHG</text:p>
              </text:list-header>
            </text:list>
          </draw:text-box>
        </draw:frame>
        <draw:frame presentation:style-name="pr6" draw:layer="layout" svg:width="12.297cm" svg:height="5.809cm" svg:x="14.303cm" svg:y="8cm" presentation:class="outline" presentation:placeholder="true" presentation:user-transformed="true">
          <draw:text-box/>
        </draw:frame>
        <draw:frame presentation:style-name="pr6" draw:layer="layout" svg:width="12.297cm" svg:height="5.809cm" svg:x="1.4cm" svg:y="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8">
        <draw:frame presentation:style-name="pr5" draw:layer="layout" svg:width="25.199cm" svg:height="3.506cm" svg:x="1.4cm" svg:y="0.837cm" presentation:class="title">
          <draw:text-box>
            <text:p>Vorteile</text:p>
          </draw:text-box>
        </draw:frame>
        <draw:frame presentation:style-name="pr6" draw:layer="layout" svg:width="12.297cm" svg:height="2.686cm" svg:x="1.4cm" svg:y="4.914cm" presentation:class="outline" presentation:placeholder="true" presentation:user-transformed="true">
          <draw:text-box/>
        </draw:frame>
        <draw:frame presentation:style-name="pr6" draw:layer="layout" svg:width="12.297cm" svg:height="2.686cm" svg:x="14.313cm" svg:y="4.914cm" presentation:class="outline" presentation:placeholder="true" presentation:user-transformed="true">
          <draw:text-box/>
        </draw:frame>
        <draw:frame presentation:style-name="pr6" draw:layer="layout" svg:width="12.297cm" svg:height="5.809cm" svg:x="14.303cm" svg:y="8cm" presentation:class="outline" presentation:placeholder="true" presentation:user-transformed="true">
          <draw:text-box/>
        </draw:frame>
        <draw:frame presentation:style-name="pr6" draw:layer="layout" svg:width="12.297cm" svg:height="5.809cm" svg:x="1.4cm" svg:y="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8">
        <draw:frame presentation:style-name="pr5" draw:layer="layout" svg:width="25.199cm" svg:height="3.506cm" svg:x="1.4cm" svg:y="0.837cm" presentation:class="title">
          <draw:text-box>
            <text:p>Vorteile</text:p>
          </draw:text-box>
        </draw:frame>
        <draw:frame presentation:style-name="pr6" draw:layer="layout" svg:width="12.297cm" svg:height="2.686cm" svg:x="1.4cm" svg:y="4.914cm" presentation:class="outline" presentation:placeholder="true" presentation:user-transformed="true">
          <draw:text-box/>
        </draw:frame>
        <draw:frame presentation:style-name="pr6" draw:layer="layout" svg:width="12.297cm" svg:height="2.686cm" svg:x="14.313cm" svg:y="4.914cm" presentation:class="outline" presentation:placeholder="true" presentation:user-transformed="true">
          <draw:text-box/>
        </draw:frame>
        <draw:frame presentation:style-name="pr6" draw:layer="layout" svg:width="12.297cm" svg:height="5.809cm" svg:x="14.303cm" svg:y="8cm" presentation:class="outline" presentation:placeholder="true" presentation:user-transformed="true">
          <draw:text-box/>
        </draw:frame>
        <draw:frame presentation:style-name="pr6" draw:layer="layout" svg:width="12.297cm" svg:height="5.809cm" svg:x="1.4cm" svg:y="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8">
        <draw:frame presentation:style-name="pr5" draw:layer="layout" svg:width="25.199cm" svg:height="3.506cm" svg:x="1.4cm" svg:y="0.837cm" presentation:class="title">
          <draw:text-box>
            <text:p>Vorteile</text:p>
          </draw:text-box>
        </draw:frame>
        <draw:frame presentation:style-name="pr6" draw:layer="layout" svg:width="12.297cm" svg:height="2.686cm" svg:x="1.4cm" svg:y="4.914cm" presentation:class="outline" presentation:placeholder="true" presentation:user-transformed="true">
          <draw:text-box/>
        </draw:frame>
        <draw:frame presentation:style-name="pr6" draw:layer="layout" svg:width="12.297cm" svg:height="2.686cm" svg:x="14.313cm" svg:y="4.914cm" presentation:class="outline" presentation:placeholder="true" presentation:user-transformed="true">
          <draw:text-box/>
        </draw:frame>
        <draw:frame presentation:style-name="pr6" draw:layer="layout" svg:width="12.297cm" svg:height="5.809cm" svg:x="14.303cm" svg:y="8cm" presentation:class="outline" presentation:placeholder="true" presentation:user-transformed="true">
          <draw:text-box/>
        </draw:frame>
        <draw:frame presentation:style-name="pr6" draw:layer="layout" svg:width="12.297cm" svg:height="5.809cm" svg:x="1.4cm" svg:y="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13:48:20.598000000</meta:creation-date>
    <dc:date>2016-06-02T13:56:05.752000000</dc:date>
    <meta:editing-duration>PT7M43S</meta:editing-duration>
    <meta:editing-cycles>4</meta:editing-cycles>
    <meta:generator>LibreOffice/4.3.7.2$Windows_x86 LibreOffice_project/8a35821d8636a03b8bf4e15b48f59794652c68ba</meta:generator>
    <meta:document-statistic meta:object-count="64"/>
  </office:meta>
</office:document-meta>
</file>